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09c9" officeooo:paragraph-rsid="001a09c9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66d2" officeooo:paragraph-rsid="001a66d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09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5">March</text:span> 202<text:span text:style-name="T3">1</text:span> under the <text:span text:style-name="T5">45th</text:span> PA Meeting.</text:p>
      <text:p text:style-name="P1"/>
      <text:p text:style-name="P1">The Assembly, recognising the current situation,</text:p>
      <text:p text:style-name="P1"/>
      <text:p text:style-name="P5">Constitutes the need to look into an armorstand datapack.</text:p>
      <text:p text:style-name="P1"/>
      <text:p text:style-name="P1">And proceeds.</text:p>
      <text:p text:style-name="P1"/>
      <text:p text:style-name="P1">Signed by,</text:p>
      <text:p text:style-name="P4">WilliamAC8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45-1: To look into armour stand data 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9T14:09:25.249442435</dc:date>
    <meta:editing-duration>PT2M20S</meta:editing-duration>
    <meta:editing-cycles>6</meta:editing-cycles>
    <meta:generator>LibreOffice/7.1.1.2$Linux_X86_64 LibreOffice_project/dd797d330b34196606d0870aaa694e9504402ca1</meta:generator>
    <meta:document-statistic meta:table-count="0" meta:image-count="0" meta:object-count="0" meta:page-count="1" meta:paragraph-count="8" meta:word-count="45" meta:character-count="280" meta:non-whitespace-character-count="243"/>
  </office:meta>
</office:document-meta>
</file>